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master-page-name="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10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11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12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4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5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6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7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#ffff00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#ffff00" style:font-size-asian="9pt" style:font-size-complex="9pt"/>
    </style:style>
    <style:style style:name="P19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#ffff00" style:font-size-asian="9pt" style:font-size-complex="9pt"/>
    </style:style>
    <style:style style:name="P20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#ffff00" style:font-size-asian="9pt" style:font-size-complex="9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4a6ee8"/>
    </style:style>
    <style:style style:name="T5" style:family="text">
      <style:text-properties fo:language="en" fo:country="US" officeooo:rsid="00546474"/>
    </style:style>
    <style:style style:name="T6" style:family="text">
      <style:text-properties fo:language="en" fo:country="US" officeooo:rsid="00555602"/>
    </style:style>
    <style:style style:name="T7" style:family="text">
      <style:text-properties fo:language="en" fo:country="US" officeooo:rsid="005671dd"/>
    </style:style>
    <style:style style:name="T8" style:family="text">
      <style:text-properties style:text-position="sub 58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621ca"/>
    </style:style>
    <style:style style:name="T11" style:family="text">
      <style:text-properties officeooo:rsid="0023e875"/>
    </style:style>
    <style:style style:name="T12" style:family="text">
      <style:text-properties officeooo:rsid="004f5b44"/>
    </style:style>
    <style:style style:name="T13" style:family="text">
      <style:text-properties officeooo:rsid="00546474"/>
    </style:style>
    <style:style style:name="T14" style:family="text">
      <style:text-properties officeooo:rsid="00555602"/>
    </style:style>
    <style:style style:name="T15" style:family="text">
      <style:text-properties officeooo:rsid="005671d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Организаторы конференции СПИСОК-20<text:span text:style-name="T5">2</text:span><text:span text:style-name="T6">3</text:span> благодарят <text:span text:style-name="T13">Санкт-Петербургский государственный университет за неоценимую ресурсную и организационную помощь в подготовке и проведении конференции.</text:span></text:p>
      <text:p text:style-name="P4"/>
      <text:p text:style-name="P2"/>
      <text:p text:style-name="P2"/>
      <text:p text:style-name="P3"/>
      <text:p text:style-name="P3"/>
      <text:p text:style-name="P8"/>
      <text:p text:style-name="P1"/>
      <text:p text:style-name="P1"/>
      <text:p text:style-name="P1"/>
      <text:p text:style-name="P1"/>
      <text:p text:style-name="P7"/>
      <text:p text:style-name="P6"/>
      <text:p text:style-name="P6"/>
      <text:p text:style-name="P6"/>
      <text:p text:style-name="P6"/>
      <text:p text:style-name="P6"/>
      <text:p text:style-name="P6">Научное издание</text:p>
      <text:p text:style-name="P13"/>
      <text:p text:style-name="P11"/>
      <text:p text:style-name="P11"/>
      <text:p text:style-name="P9">Материалы </text:p>
      <text:p text:style-name="P10"><text:span text:style-name="T7">10</text:span>-й всероссийской научной</text:p>
      <text:p text:style-name="P10">конференции по проблемам</text:p>
      <text:p text:style-name="P10">информатики СПИСОК-20<text:span text:style-name="T13">2</text:span><text:span text:style-name="T15">3</text:span></text:p>
      <text:p text:style-name="P13"/>
      <text:p text:style-name="P16"><text:span text:style-name="T4">2</text:span><text:span text:style-name="T6">6</text:span><text:span text:style-name="T4">–</text:span>2<text:span text:style-name="T14">8</text:span> апреля 20<text:span text:style-name="T13">2</text:span><text:span text:style-name="T14">3</text:span> г.</text:p>
      <text:p text:style-name="P16">Санкт-Петербург</text:p>
      <text:p text:style-name="P16"/>
      <text:p text:style-name="P16"/>
      <text:p text:style-name="P16"/>
      <text:p text:style-name="P16"/>
      <text:p text:style-name="P13"/>
      <text:p text:style-name="P13">Компьютерная верстка: Д.В. Луцив</text:p>
      <text:p text:style-name="P13"/>
      <text:p text:style-name="P13"/>
      <text:p text:style-name="P13"/>
      <text:p text:style-name="P13"/>
      <text:p text:style-name="P13"/>
      <text:p text:style-name="P17"><text:span text:style-name="T10">И</text:span>здательство «ВВМ»</text:p>
      <text:p text:style-name="P18">190000, Санкт-Петербург,</text:p>
      <text:p text:style-name="P18">ул. Декабристов, 6, лит. А, пом. 10н</text:p>
      <text:p text:style-name="P18">E-mail: vvmpub@yandex.ru</text:p>
      <text:p text:style-name="P6"/>
      <text:p text:style-name="P6"/>
      <text:p text:style-name="P6"/>
      <text:p text:style-name="P6"/>
      <text:p text:style-name="P6"/>
      <text:p text:style-name="P6"/>
      <text:p text:style-name="P12">Подписано <text:span text:style-name="T10">в печать </text:span><office:annotation office:name="__Annotation__1370_597525336" loext:resolved="false"><dc:creator>&lt;анонимный&gt;</dc:creator><dc:date>2020-12-22T13:40:08.494516687</dc:date><text:p text:style-name="P21"><text:span text:style-name="T16">Не забыть</text:span></text:p></office:annotation><text:span text:style-name="T5">__.__</text:span><text:span text:style-name="T10">.</text:span><text:span text:style-name="T13">____</text:span><office:annotation-end office:name="__Annotation__1370_597525336"/><text:span text:style-name="T10">. </text:span>Формат 60 × <text:span text:style-name="T2">84 </text:span><text:span text:style-name="T1">1</text:span><text:span text:style-name="T9">/</text:span><text:span text:style-name="T8">16</text:span>.</text:p>
      <text:p text:style-name="P12">Бумага офсетная. Гарнитура <text:span text:style-name="T3">Times</text:span>. Печать цифровая.</text:p>
      <text:p text:style-name="P12"><text:span text:style-name="T11">Усл. п</text:span>еч. л. <office:annotation office:name="__Annotation__194_1094673556" loext:resolved="false"><dc:creator>&lt;анонимный&gt;</dc:creator><dc:date>2017-12-25T20:34:03.261000000</dc:date><text:p text:style-name="P22"><text:span text:style-name="T16">A5 у ВВМ — 0,05813 УПЛ на страницу</text:span></text:p></office:annotation><text:span text:style-name="T13">__</text:span><text:span text:style-name="T12">,</text:span><text:span text:style-name="T13">__</text:span><office:annotation-end office:name="__Annotation__194_1094673556"/>. Тираж 100 экз. Заказ <text:span text:style-name="T10">№</text:span><office:annotation office:name="__Annotation__239_1018545669" loext:resolved="false"><dc:creator>&lt;анонимный&gt;</dc:creator><dc:date>2020-12-20T17:55:40.850556608</dc:date><text:p text:style-name="P21"><text:span text:style-name="T16">Не забывать офолмлять</text:span></text:p></office:annotation><text:span text:style-name="T13">____</text:span><office:annotation-end office:name="__Annotation__239_1018545669"/><text:span text:style-name="T10">.</text:span></text:p>
      <text:p text:style-name="P15"/>
      <text:p text:style-name="P14"/>
      <text:p text:style-name="P19">Отпечатано <text:span text:style-name="T10">в Издательстве ВВМ.</text:span></text:p>
      <text:p text:style-name="P20">198095, Санкт-Петербург, ул. Швецова, 4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30M9S</meta:editing-duration>
    <meta:editing-cycles>54</meta:editing-cycles>
    <meta:generator>LibreOffice/7.6.4.1$Linux_X86_64 LibreOffice_project/60$Build-1</meta:generator>
    <dc:date>2024-01-31T21:02:15.819454231</dc:date>
    <meta:document-statistic meta:table-count="0" meta:image-count="0" meta:object-count="0" meta:page-count="2" meta:paragraph-count="18" meta:word-count="85" meta:character-count="669" meta:non-whitespace-character-count="602"/>
    <meta:user-defined meta:name="Info 1"/>
    <meta:user-defined meta:name="Info 2"/>
    <meta:user-defined meta:name="Info 3"/>
    <meta:user-defined meta:name="Info 4"/>
  </office:meta>
</office:document-meta>
</file>